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228880" officeooo:paragraph-rsid="00228880"/>
    </style:style>
    <style:style style:name="P6" style:family="paragraph" style:parent-style-name="Text_20_body">
      <style:paragraph-properties fo:text-align="center" style:justify-single-word="false"/>
      <style:text-properties officeooo:rsid="00228880" officeooo:paragraph-rsid="00228880"/>
    </style:style>
    <style:style style:name="P7" style:family="paragraph" style:parent-style-name="Text_20_body">
      <style:text-properties officeooo:paragraph-rsid="00228880"/>
    </style:style>
    <style:style style:name="P8" style:family="paragraph" style:parent-style-name="Text_20_body">
      <style:text-properties fo:font-weight="bold" officeooo:paragraph-rsid="00228880" style:font-weight-asian="bold" style:font-weight-complex="bold"/>
    </style:style>
    <style:style style:name="P9" style:family="paragraph" style:parent-style-name="Text_20_body">
      <style:text-properties fo:font-weight="bold" officeooo:paragraph-rsid="002bc4dc" style:font-weight-asian="bold" style:font-weight-complex="bold"/>
    </style:style>
    <style:style style:name="P10" style:family="paragraph" style:parent-style-name="Text_20_body">
      <style:text-properties fo:font-weight="bold" officeooo:rsid="002d4b42" officeooo:paragraph-rsid="002d4b42" style:font-weight-asian="bold" style:font-weight-complex="bold"/>
    </style:style>
    <style:style style:name="P11" style:family="paragraph" style:parent-style-name="Text_20_body">
      <style:paragraph-properties fo:text-align="center" style:justify-single-word="false"/>
      <style:text-properties officeooo:paragraph-rsid="00228880"/>
    </style:style>
    <style:style style:name="P12" style:family="paragraph" style:parent-style-name="Text_20_body">
      <style:text-properties officeooo:rsid="00283fea" officeooo:paragraph-rsid="00283fea"/>
    </style:style>
    <style:style style:name="P13" style:family="paragraph" style:parent-style-name="Text_20_body">
      <style:text-properties officeooo:rsid="002a2823" officeooo:paragraph-rsid="002a2823"/>
    </style:style>
    <style:style style:name="P14" style:family="paragraph" style:parent-style-name="Text_20_body">
      <style:text-properties officeooo:rsid="0023dfb1" officeooo:paragraph-rsid="0023dfb1"/>
    </style:style>
    <style:style style:name="P15" style:family="paragraph" style:parent-style-name="Text_20_body">
      <style:text-properties officeooo:rsid="002b58b4" officeooo:paragraph-rsid="002b58b4"/>
    </style:style>
    <style:style style:name="P16" style:family="paragraph" style:parent-style-name="Text_20_body">
      <style:text-properties officeooo:rsid="002b58b4" officeooo:paragraph-rsid="002d4b42"/>
    </style:style>
    <style:style style:name="P17" style:family="paragraph" style:parent-style-name="Text_20_body">
      <style:text-properties officeooo:paragraph-rsid="002bc4dc"/>
    </style:style>
    <style:style style:name="P18" style:family="paragraph" style:parent-style-name="Text_20_body">
      <style:text-properties officeooo:rsid="002bc4dc" officeooo:paragraph-rsid="002bc4dc"/>
    </style:style>
    <style:style style:name="P19" style:family="paragraph" style:parent-style-name="Text_20_body">
      <style:paragraph-properties fo:text-align="center" style:justify-single-word="false"/>
      <style:text-properties officeooo:rsid="002bc4dc" officeooo:paragraph-rsid="002bc4dc"/>
    </style:style>
    <style:style style:name="P20" style:family="paragraph" style:parent-style-name="Text_20_body">
      <style:text-properties officeooo:rsid="002d4b42" officeooo:paragraph-rsid="002d4b42"/>
    </style:style>
    <style:style style:name="P21" style:family="paragraph" style:parent-style-name="Text_20_body">
      <style:text-properties officeooo:paragraph-rsid="002d4b42"/>
    </style:style>
    <style:style style:name="P22" style:family="paragraph" style:parent-style-name="Text_20_body">
      <style:text-properties officeooo:rsid="001e3533" officeooo:paragraph-rsid="001e3533"/>
    </style:style>
    <style:style style:name="P23" style:family="paragraph" style:parent-style-name="Text_20_body">
      <style:text-properties officeooo:rsid="002e7468" officeooo:paragraph-rsid="002e7468"/>
    </style:style>
    <style:style style:name="P24" style:family="paragraph" style:parent-style-name="Standard">
      <style:text-properties officeooo:rsid="001c9d1a" officeooo:paragraph-rsid="001c9d1a"/>
    </style:style>
    <style:style style:name="P25" style:family="paragraph" style:parent-style-name="Standard">
      <style:text-properties officeooo:paragraph-rsid="001f6da2"/>
    </style:style>
    <style:style style:name="P26" style:family="paragraph" style:parent-style-name="Standard">
      <style:text-properties officeooo:rsid="00283fea" officeooo:paragraph-rsid="00283fea"/>
    </style:style>
    <style:style style:name="P27" style:family="paragraph" style:parent-style-name="Standard">
      <style:text-properties officeooo:rsid="002b58b4" officeooo:paragraph-rsid="002b58b4"/>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officeooo:rsid="002bc4dc" officeooo:paragraph-rsid="002bc4dc"/>
    </style:style>
    <style:style style:name="P30" style:family="paragraph" style:parent-style-name="Preformatted_20_Text">
      <style:text-properties officeooo:paragraph-rsid="002bc4dc"/>
    </style:style>
    <style:style style:name="P31" style:family="paragraph" style:parent-style-name="Preformatted_20_Text">
      <style:text-properties officeooo:paragraph-rsid="002d4b42"/>
    </style:style>
    <style:style style:name="P32" style:family="paragraph" style:parent-style-name="Standard" style:list-style-name="L1">
      <style:text-properties officeooo:paragraph-rsid="001f6da2"/>
    </style:style>
    <style:style style:name="P33" style:family="paragraph" style:parent-style-name="Standard" style:list-style-name="L1">
      <style:text-properties officeooo:rsid="002a2823" officeooo:paragraph-rsid="002a2823"/>
    </style:style>
    <style:style style:name="P34" style:family="paragraph" style:parent-style-name="Standard">
      <style:text-properties officeooo:rsid="001e3533"/>
    </style:style>
    <style:style style:name="P35" style:family="paragraph" style:parent-style-name="Text_20_body" style:list-style-name="L2">
      <style:text-properties officeooo:paragraph-rsid="001f6da2"/>
    </style:style>
    <style:style style:name="P36" style:family="paragraph" style:parent-style-name="Text_20_body">
      <style:text-properties officeooo:rsid="002a2823"/>
    </style:style>
    <style:style style:name="P37" style:family="paragraph" style:parent-style-name="Text_20_body" style:list-style-name="L2">
      <style:text-properties officeooo:rsid="002a2823" officeooo:paragraph-rsid="002a2823"/>
    </style:style>
    <style:style style:name="P38" style:family="paragraph" style:parent-style-name="Text_20_body" style:list-style-name="L2">
      <style:text-properties officeooo:rsid="002a2823" officeooo:paragraph-rsid="002bc4dc"/>
    </style:style>
    <style:style style:name="P39" style:family="paragraph" style:parent-style-name="Text_20_body">
      <style:text-properties officeooo:rsid="002d4b42" officeooo:paragraph-rsid="002d4b42"/>
    </style:style>
    <style:style style:name="P40" style:family="paragraph" style:parent-style-name="Text_20_body">
      <style:text-properties officeooo:rsid="002bc4dc" officeooo:paragraph-rsid="002d4b42"/>
    </style:style>
    <style:style style:name="P41" style:family="paragraph" style:parent-style-name="Text_20_body">
      <style:text-properties officeooo:rsid="00228880"/>
    </style:style>
    <style:style style:name="P42" style:family="paragraph" style:parent-style-name="Text_20_body">
      <style:text-properties officeooo:rsid="0023dfb1"/>
    </style:style>
    <style:style style:name="P43" style:family="paragraph" style:parent-style-name="Text_20_body">
      <style:text-properties officeooo:rsid="00283fea"/>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Heading_20_3">
      <style:text-properties officeooo:rsid="001c9d1a" officeooo:paragraph-rsid="001c9d1a"/>
    </style:style>
    <style:style style:name="P47" style:family="paragraph" style:parent-style-name="Heading_20_3">
      <style:text-properties officeooo:paragraph-rsid="001c9d1a"/>
    </style:style>
    <style:style style:name="P48" style:family="paragraph" style:parent-style-name="Heading_20_3">
      <style:text-properties officeooo:rsid="002d4b42" officeooo:paragraph-rsid="002d4b42"/>
    </style:style>
    <style:style style:name="P49" style:family="paragraph" style:parent-style-name="Heading_20_3">
      <style:text-properties officeooo:paragraph-rsid="002d4b42"/>
    </style:style>
    <style:style style:name="P50" style:family="paragraph" style:parent-style-name="Heading_20_3">
      <style:text-properties officeooo:paragraph-rsid="002bc4dc"/>
    </style:style>
    <style:style style:name="P51" style:family="paragraph" style:parent-style-name="Heading_20_3">
      <style:text-properties officeooo:rsid="002e7468" officeooo:paragraph-rsid="002e7468"/>
    </style:style>
    <style:style style:name="P52" style:family="paragraph" style:parent-style-name="Heading_20_3">
      <style:text-properties officeooo:rsid="002b58b4" officeooo:paragraph-rsid="002e7468"/>
    </style:style>
    <style:style style:name="P53" style:family="paragraph" style:parent-style-name="Heading_20_3">
      <style:text-properties officeooo:rsid="002b58b4" officeooo:paragraph-rsid="002b58b4"/>
    </style:style>
    <style:style style:name="P54" style:family="paragraph" style:parent-style-name="Heading_20_3">
      <style:text-properties officeooo:rsid="002a2823" officeooo:paragraph-rsid="002a2823"/>
    </style:style>
    <style:style style:name="P55" style:family="paragraph" style:parent-style-name="Heading_20_3">
      <style:text-properties officeooo:rsid="00283fea" officeooo:paragraph-rsid="00283fea"/>
    </style:style>
    <style:style style:name="P56" style:family="paragraph" style:parent-style-name="Heading_20_3">
      <style:text-properties officeooo:rsid="002f72a7" officeooo:paragraph-rsid="002f72a7"/>
    </style:style>
    <style:style style:name="P57" style:family="paragraph" style:parent-style-name="Heading_20_2">
      <style:text-properties officeooo:rsid="0023dfb1" officeooo:paragraph-rsid="0023dfb1"/>
    </style:style>
    <style:style style:name="P58" style:family="paragraph" style:parent-style-name="Heading_20_2">
      <style:text-properties officeooo:paragraph-rsid="0023dfb1"/>
    </style:style>
    <style:style style:name="P59" style:family="paragraph" style:parent-style-name="Heading_20_2">
      <style:text-properties officeooo:rsid="001e3533" officeooo:paragraph-rsid="001e3533"/>
    </style:style>
    <style:style style:name="P60" style:family="paragraph" style:parent-style-name="Heading_20_2">
      <style:text-properties officeooo:paragraph-rsid="002a2823"/>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c9d1a"/>
    </style:style>
    <style:style style:name="T8" style:family="text">
      <style:text-properties officeooo:rsid="001e3533"/>
    </style:style>
    <style:style style:name="T9" style:family="text">
      <style:text-properties officeooo:rsid="0020f386"/>
    </style:style>
    <style:style style:name="T10" style:family="text">
      <style:text-properties officeooo:rsid="00228880"/>
    </style:style>
    <style:style style:name="T11" style:family="text">
      <style:text-properties style:text-position="super 58%" officeooo:rsid="00228880"/>
    </style:style>
    <style:style style:name="T12" style:family="text">
      <style:text-properties officeooo:rsid="00263e8e"/>
    </style:style>
    <style:style style:name="T13" style:family="text">
      <style:text-properties officeooo:rsid="00273975"/>
    </style:style>
    <style:style style:name="T14" style:family="text">
      <style:text-properties officeooo:rsid="00283fea"/>
    </style:style>
    <style:style style:name="T15" style:family="text">
      <style:text-properties officeooo:rsid="00298b3b"/>
    </style:style>
    <style:style style:name="T16" style:family="text">
      <style:text-properties officeooo:rsid="002a2823"/>
    </style:style>
    <style:style style:name="T17" style:family="text">
      <style:text-properties officeooo:rsid="002b58b4"/>
    </style:style>
    <style:style style:name="T18" style:family="text">
      <style:text-properties officeooo:rsid="002bc4dc"/>
    </style:style>
    <style:style style:name="T19" style:family="text">
      <style:text-properties officeooo:rsid="002d4b42"/>
    </style:style>
    <style:style style:name="T20" style:family="text">
      <style:text-properties officeooo:rsid="002e7468"/>
    </style:style>
    <style:style style:name="T21" style:family="text">
      <style:text-properties officeooo:rsid="002f72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19">There is some up-front parsing that occurs, but not much.</text:span></text:p>
      <text:p text:style-name="Text_20_body"><text:span text:style-name="T7">The </text:span>BASIC-1965 <text:span text:style-name="T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19">the entire capability</text:span> for text values.)</text:p>
      <text:h text:style-name="Heading_20_2" text:outline-level="2">BASIC-1965 is really fussy!</text:h>
      <text:p text:style-name="Text_20_body">BASIC-1965 keeps the spirit of the original BASIC language, as much as possible.</text:p>
      <text:p text:style-name="P21">Everything must be in upper case, except for text constants in PRINT statements. Commands ("RUN", "LIST"), statements ("PRINT", "LET"), and variable names must be in upper case. <text:span text:style-name="T19">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6727813029804046083" text:style-name="L1">
        <text:list-item>
          <text:p text:style-name="P33">DIM statement</text:p>
        </text:list-item>
        <text:list-item>
          <text:p text:style-name="P32">Matrix operations</text:p>
        </text:list-item>
      </text:list>
      <text:p text:style-name="P25"/>
      <text:p text:style-name="Text_20_body">I have also changed a few things:</text:p>
      <text:list xml:id="list6389305070793381087" text:style-name="L2">
        <text:list-item>
          <text:p text:style-name="P35">Entered statements will be parsed and spaced "properly" <text:span text:style-name="T14">when listed</text:span></text:p>
        </text:list-item>
        <text:list-item>
          <text:p text:style-name="P37">Variables may have one subscript <text:span text:style-name="T18">but not </text:span>two</text:p>
        </text:list-item>
        <text:list-item>
          <text:p text:style-name="P38">DIM statement is not <text:span text:style-name="T18">implemented</text:span>; Variables may have subscripts with any value</text:p>
        </text:list-item>
      </text:list>
      <text:h text:style-name="Heading_20_1" text:outline-level="1"><text:soft-page-break/>Running BASIC-1965</text:h>
      <text:h text:style-name="Heading_20_2" text:outline-level="2"><text:span text:style-name="T14">Interactive</text:span> mode</text:h>
      <text:p text:style-name="P5">This is the classic mode, in which the user may edit programs and run them in the BASIC environment. You may use any of the immediate commands (see below).</text:p>
      <text:h text:style-name="Heading_20_2" text:outline-level="2">Run mode</text:h>
      <text:p text:style-name="P5">This option runs BASIC-1965 and also runs a specified BASIC program. When the BASIC program ends, BASIC-1965 ends.</text:p>
      <text:p text:style-name="P5">bin/basic.rb -<text:span text:style-name="T19">Ibin </text:span><text:span text:style-name="T1">filename</text:span> [-trace] <text:span text:style-name="T18">[notiming]</text:span></text:p>
      <text:p text:style-name="P5">With the -trace option, BASIC-1965 will print each statement prior to executing it.</text:p>
      <text:p text:style-name="P18">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19">[</text:span><text:span text:style-name="T5">line specification</text:span><text:span text:style-name="T19">]</text:span></text:p>
      <text:p text:style-name="P20">The line specification may be in the form of a single line number, a range (two numbers separated by a hyphen), or a starting line and a count separated by a plus sign.</text:p>
      <text:p text:style-name="P20">Examples:</text:p>
      <table:table table:name="Table3" table:style-name="Table3">
        <table:table-column table:style-name="Table3.A"/>
        <table:table-column table:style-name="Table3.B"/>
        <table:table-row>
          <table:table-cell table:style-name="Table3.A1" office:value-type="string">
            <text:p text:style-name="P10">Command</text:p>
          </table:table-cell>
          <table:table-cell table:style-name="Table3.B1" office:value-type="string">
            <text:p text:style-name="P10">Result</text:p>
          </table:table-cell>
        </table:table-row>
        <table:table-row>
          <table:table-cell table:style-name="Table3.A2" office:value-type="string">
            <text:p text:style-name="P20">LIST</text:p>
          </table:table-cell>
          <table:table-cell table:style-name="Table3.B2" office:value-type="string">
            <text:p text:style-name="P20">Lists the entire program.</text:p>
          </table:table-cell>
        </table:table-row>
        <table:table-row>
          <table:table-cell table:style-name="Table3.A2" office:value-type="string">
            <text:p text:style-name="P20">LIST 100</text:p>
          </table:table-cell>
          <table:table-cell table:style-name="Table3.B2" office:value-type="string">
            <text:p text:style-name="P20">Lists line 100, if it exists. If the line does not exist, nothing is printed.</text:p>
          </table:table-cell>
        </table:table-row>
        <table:table-row>
          <table:table-cell table:style-name="Table3.A2" office:value-type="string">
            <text:p text:style-name="P20">LIST 100-199</text:p>
          </table:table-cell>
          <table:table-cell table:style-name="Table3.B2" office:value-type="string">
            <text:p text:style-name="P20">Lists all lines from line 100 to (and including) line 199.</text:p>
          </table:table-cell>
        </table:table-row>
        <table:table-row>
          <table:table-cell table:style-name="Table3.A2" office:value-type="string">
            <text:p text:style-name="P20">LIST 100+10</text:p>
          </table:table-cell>
          <table:table-cell table:style-name="Table3.B2" office:value-type="string">
            <text:p text:style-name="P20">Lists line 100 and the next 10 lines, regardless of their line nunbers.</text:p>
          </table:table-cell>
        </table:table-row>
        <table:table-row>
          <table:table-cell table:style-name="Table3.A2" office:value-type="string">
            <text:p text:style-name="P20">LIST 100+</text:p>
          </table:table-cell>
          <table:table-cell table:style-name="Table3.B2" office:value-type="string">
            <text:p text:style-name="P20">Lists line 100 and the next 20 lines.</text:p>
          </table:table-cell>
        </table:table-row>
      </table:table>
      <text:h text:style-name="P56" text:outline-level="3"><text:soft-page-break/>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21">DELETE</text:span> <text:span text:style-name="T19">[</text:span><text:span text:style-name="T5">line specification</text:span><text:span text:style-name="T19">]</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46" text:outline-level="3">TRACE</text:h>
      <text:p text:style-name="P3">Runs the current program, <text:span text:style-name="T7">displaying each line prior to execution.</text:span></text:p>
      <text:p text:style-name="P3">Syntax:<text:tab/><text:span text:style-name="T7">TRACE</text:span></text:p>
      <text:h text:style-name="P4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6">and an optional subscript</text:span>.</text:p>
      <text:p text:style-name="Text_20_body">Valid names:<text:tab/>A, B, C, D1, E0, F, F1, F2, <text:span text:style-name="T16">G(3), H(17)</text:span></text:p>
      <text:p text:style-name="Text_20_body">Invalid names:<text:tab/>AA, A10, 9Z, A_2, <text:span text:style-name="T16">K(), L(1,0)</text:span></text:p>
      <text:p text:style-name="Text_20_body">Variables do not need to be declared. They are assumed to exist with value zero.</text:p>
      <text:h text:style-name="Heading_20_2" text:outline-level="2">Expressions <text:span text:style-name="T10">and operators</text:span></text:h>
      <text:p text:style-name="P7">BASIC-1965 supports the following <text:span text:style-name="T18">arithmetic </text:span>operations:</text:p>
      <table:table table:name="Table1" table:style-name="Table1">
        <table:table-column table:style-name="Table1.A"/>
        <table:table-column table:style-name="Table1.B"/>
        <table:table-row>
          <table:table-cell table:style-name="Table1.A1" office:value-type="string">
            <text:p text:style-name="P8">Operation</text:p>
          </table:table-cell>
          <table:table-cell table:style-name="Table1.B1" office:value-type="string">
            <text:p text:style-name="P8">Symbol</text:p>
          </table:table-cell>
        </table:table-row>
        <text:soft-page-break/>
        <table:table-row>
          <table:table-cell table:style-name="Table1.A2" office:value-type="string">
            <text:p text:style-name="P7">Addition</text:p>
          </table:table-cell>
          <table:table-cell table:style-name="Table1.B2" office:value-type="string">
            <text:p text:style-name="P11">+</text:p>
          </table:table-cell>
        </table:table-row>
        <table:table-row>
          <table:table-cell table:style-name="Table1.A2" office:value-type="string">
            <text:p text:style-name="P7">Subtraction</text:p>
          </table:table-cell>
          <table:table-cell table:style-name="Table1.B2" office:value-type="string">
            <text:p text:style-name="P11">-</text:p>
          </table:table-cell>
        </table:table-row>
        <table:table-row>
          <table:table-cell table:style-name="Table1.A2" office:value-type="string">
            <text:p text:style-name="P7">Multiplication</text:p>
          </table:table-cell>
          <table:table-cell table:style-name="Table1.B2" office:value-type="string">
            <text:p text:style-name="P11">*</text:p>
          </table:table-cell>
        </table:table-row>
        <table:table-row>
          <table:table-cell table:style-name="Table1.A2" office:value-type="string">
            <text:p text:style-name="P7">Division</text:p>
          </table:table-cell>
          <table:table-cell table:style-name="Table1.B2" office:value-type="string">
            <text:p text:style-name="P11">/</text:p>
          </table:table-cell>
        </table:table-row>
        <table:table-row>
          <table:table-cell table:style-name="Table1.A2" office:value-type="string">
            <text:p text:style-name="P5">Exponent</text:p>
          </table:table-cell>
          <table:table-cell table:style-name="Table1.B2" office:value-type="string">
            <text:p text:style-name="P6">^</text:p>
          </table:table-cell>
        </table:table-row>
      </table:table>
      <text:p text:style-name="P7"/>
      <text:p text:style-name="P7">Errors in computation (overflow, underflow, and divide by zero) cause execution to stop.</text:p>
      <text:p text:style-name="P17">BASIC-1965 supports the following <text:span text:style-name="T18">boolean comparisions</text:span>:</text:p>
      <table:table table:name="Table2" table:style-name="Table2">
        <table:table-column table:style-name="Table2.A"/>
        <table:table-column table:style-name="Table2.B"/>
        <table:table-row>
          <table:table-cell table:style-name="Table2.A1" office:value-type="string">
            <text:p text:style-name="P9">Operation</text:p>
          </table:table-cell>
          <table:table-cell table:style-name="Table2.B1" office:value-type="string">
            <text:p text:style-name="P9">Symbol</text:p>
          </table:table-cell>
        </table:table-row>
        <table:table-row>
          <table:table-cell table:style-name="Table2.A2" office:value-type="string">
            <text:p text:style-name="P18">Equal</text:p>
          </table:table-cell>
          <table:table-cell table:style-name="Table2.B2" office:value-type="string">
            <text:p text:style-name="P19">=</text:p>
          </table:table-cell>
        </table:table-row>
        <table:table-row>
          <table:table-cell table:style-name="Table2.A2" office:value-type="string">
            <text:p text:style-name="P18">Not equal</text:p>
          </table:table-cell>
          <table:table-cell table:style-name="Table2.B2" office:value-type="string">
            <text:p text:style-name="P19">&lt;&gt;</text:p>
          </table:table-cell>
        </table:table-row>
        <table:table-row>
          <table:table-cell table:style-name="Table2.A2" office:value-type="string">
            <text:p text:style-name="P18">Greater than</text:p>
          </table:table-cell>
          <table:table-cell table:style-name="Table2.B2" office:value-type="string">
            <text:p text:style-name="P19">&gt;</text:p>
          </table:table-cell>
        </table:table-row>
        <table:table-row>
          <table:table-cell table:style-name="Table2.A2" office:value-type="string">
            <text:p text:style-name="P18">Greater than or equal</text:p>
          </table:table-cell>
          <table:table-cell table:style-name="Table2.B2" office:value-type="string">
            <text:p text:style-name="P19">&gt;=</text:p>
          </table:table-cell>
        </table:table-row>
        <table:table-row>
          <table:table-cell table:style-name="Table2.A2" office:value-type="string">
            <text:p text:style-name="P18">Less than</text:p>
          </table:table-cell>
          <table:table-cell table:style-name="Table2.B2" office:value-type="string">
            <text:p text:style-name="P19">&lt;</text:p>
          </table:table-cell>
        </table:table-row>
        <table:table-row>
          <table:table-cell table:style-name="Table2.A2" office:value-type="string">
            <text:p text:style-name="P18">Less than or equal</text:p>
          </table:table-cell>
          <table:table-cell table:style-name="Table2.B2" office:value-type="string">
            <text:p text:style-name="P19">&lt;=</text:p>
          </table:table-cell>
        </table:table-row>
      </table:table>
      <text:p text:style-name="P17"/>
      <text:h text:style-name="P57" text:outline-level="2">Numeric values</text:h>
      <text:p text:style-name="P14">Numeric values are either integers or floating point. <text:span text:style-name="T17">Integers are stored internally with Ruby's Fixnum class. </text:span>Floating point numbers are store<text:span text:style-name="T17">d</text:span> <text:span text:style-name="T17">as Ruby's Float </text:span>with full precision and printed with six significant digits.</text:p>
      <text:p text:style-name="P15">Numeric constants may be integer or real, and may use E-notation with unsigned exponents. The 'E' must be uppercase; a lowercase 'e' will be rejected. <text:span text:style-name="T18">Exponents must be unsigned.</text:span></text:p>
      <text:p text:style-name="P15">Valid numeric constants: 0, 1, 2, -5, 17, 123456789, 1.03, -2.17, 1E4, -2E3</text:p>
      <text:p text:style-name="P16">Invalid constants:</text:p>
      <table:table table:name="Table4" table:style-name="Table4">
        <table:table-column table:style-name="Table4.A"/>
        <table:table-column table:style-name="Table4.B"/>
        <table:table-row>
          <table:table-cell table:style-name="Table4.A1" office:value-type="string">
            <text:p text:style-name="P10">Value</text:p>
          </table:table-cell>
          <table:table-cell table:style-name="Table4.B1" office:value-type="string">
            <text:p text:style-name="P10">Reason</text:p>
          </table:table-cell>
        </table:table-row>
        <table:table-row>
          <table:table-cell table:style-name="Table4.A2" office:value-type="string">
            <text:p text:style-name="P16">0A</text:p>
          </table:table-cell>
          <table:table-cell table:style-name="Table4.B2" office:value-type="string">
            <text:p text:style-name="P20">Only digits 0 through 9 and decimal points (and the 'E' for exponent) are permitted</text:p>
          </table:table-cell>
        </table:table-row>
        <table:table-row>
          <table:table-cell table:style-name="Table4.A2" office:value-type="string">
            <text:p text:style-name="P16"><text:span text:style-name="T19">1</text:span>E-2</text:p>
            <text:p text:style-name="P16">3.03+E3</text:p>
            <text:p text:style-name="P40">2.37E+4</text:p>
          </table:table-cell>
          <table:table-cell table:style-name="Table4.B2" office:value-type="string">
            <text:p text:style-name="P20">The exponent must be unsigned</text:p>
          </table:table-cell>
        </table:table-row>
        <table:table-row>
          <table:table-cell table:style-name="Table4.A2" office:value-type="string">
            <text:p text:style-name="P16"><text:span text:style-name="T19">1</text:span>e4</text:p>
          </table:table-cell>
          <table:table-cell table:style-name="Table4.B2" office:value-type="string">
            <text:p text:style-name="P20">The 'E' for exponent must be uppercase</text:p>
          </table:table-cell>
        </table:table-row>
      </table:table>
      <text:p text:style-name="P16"/>
      <text:h text:style-name="P58" text:outline-level="2"><text:soft-page-break/>Program statements</text:h>
      <text:p text:style-name="Text_20_body">Program statements are stored as part of the program. Every program statement must have a line number.</text:p>
      <text:h text:style-name="P48" text:outline-level="3">Line numbers</text:h>
      <text:p text:style-name="P20">Line numbers are positive integers less than 10000.</text:p>
      <text:h text:style-name="Heading_20_3" text:outline-level="3">Empty lines</text:h>
      <text:p text:style-name="P20">A line number with no following text is an empty line. It is retained as part of the program, but performs no action during execution.</text:p>
      <text:p text:style-name="P21">Examples:</text:p>
      <text:p text:style-name="P31">10 </text:p>
      <text:p text:style-name="P31">20 </text:p>
      <text:p text:style-name="P31">30 </text:p>
      <text:h text:style-name="P49"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18">[</text:span><text:span text:style-name="T4">prompt</text:span><text:span text:style-name="T18">,] </text:span><text:span text:style-name="T1">variable list</text:span></text:p>
      <text:p text:style-name="Text_20_body">Examples:</text:p>
      <text:p text:style-name="Preformatted_20_Text">60 INPUT U</text:p>
      <text:p text:style-name="Preformatted_20_Text">65 INPUT V1, V2, V3</text:p>
      <text:p text:style-name="P29">70 INPUT "Enter values: ", A, B</text:p>
      <text:p text:style-name="P17"/>
      <text:p text:style-name="P17"><text:span text:style-name="T18">The default p</text:span>rompt <text:span text:style-name="T18">is a single question mark (?) character. This prompt can be changed to any text value by specifying the</text:span> <text:span text:style-name="T18">value as the first parameter.</text:span></text:p>
      <text:p text:style-name="P18">When multiple values are specified, they may be entered on one line with commas as separators. If an insufficient number of values is entered, BASIC will prompt for more data. These prompts are always the question mark, not the specified prompt.</text:p>
      <text:h text:style-name="P50" text:outline-level="3"><text:soft-page-break/>IF/THEN</text:h>
      <text:p text:style-name="Text_20_body">Syntax:<text:tab/>IF <text:span text:style-name="T1">boolean expression</text:span> THEN <text:span text:style-name="T1">line number</text:span></text:p>
      <text:p text:style-name="P1">Examples:</text:p>
      <text:p text:style-name="Preformatted_20_Text">100 IF A = 1 THEN 200</text:p>
      <text:p text:style-name="Preformatted_20_Text">110 IF A &gt; B THEN 250</text:p>
      <text:p text:style-name="Preformatted_20_Text">120 IF G1 &lt;= G2 THEN 301</text:p>
      <text:p text:style-name="P1"/>
      <text:p text:style-name="P1">The boolean expression must be in the form "<text:span text:style-name="T2">expression</text:span><text:span text:style-name="T1"> operator </text:span><text:span text:style-name="T2">expression</text:span>" where <text:span text:style-name="T1">operator</text:span> is limited to the <text:span text:style-name="T18">comparion operations listed above</text:span>. Boolean operators such as "and" or "or" are not permitted. The two arguments in the boolean expression m<text:span text:style-name="T9">ay</text:span> be <text:span text:style-name="T9">numeric constants, </text:span>variables, <text:span text:style-name="T9">or arithmetic expressions. Text values </text:span>are not allowed.</text:p>
      <text:p text:style-name="P1">The "target" after the THEN keyword must be a line number; it cannot be a statement.</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6"> TO </text:span><text:span text:style-name="T1">ending value</text:span></text:p>
      <text:p text:style-name="Text_20_body">Syntax:<text:tab/>PRINT <text:span text:style-name="T1">control variable = starting value</text:span><text:span text:style-name="T6"> TO </text:span><text:span text:style-name="T1">ending value</text:span><text:span text:style-name="T6"> STEP </text:span><text:span text:style-name="T1">iteration value</text:span></text:p>
      <text:p text:style-name="Text_20_body">The statements after the FOR statement (up to the accompanying NEXT statement) are repeated.</text:p>
      <text:p text:style-name="P15">The control variable may not have subscripts.</text:p>
      <text:p text:style-name="P18">The starting value, ending value, and iteration value may be integers or real.</text:p>
      <text:p text:style-name="Text_20_body"/>
      <text:p text:style-name="Text_20_body">Examples:</text:p>
      <text:p text:style-name="Preformatted_20_Text"><text:span text:style-name="T13">10 </text:span>FOR I = 1 TO 10</text:p>
      <text:p text:style-name="Preformatted_20_Text"><text:span text:style-name="T13">20 </text:span>PRINT <text:span text:style-name="T18">I</text:span></text:p>
      <text:p text:style-name="Preformatted_20_Text"><text:span text:style-name="T13">30 </text:span>NEXT I</text:p>
      <text:p text:style-name="Preformatted_20_Text"/>
      <text:p text:style-name="Preformatted_20_Text"><text:span text:style-name="T13">10 </text:span>FOR I = 1 TO 10 STEP 2</text:p>
      <text:p text:style-name="Preformatted_20_Text"><text:span text:style-name="T13">20 </text:span>PRINT <text:span text:style-name="T18">I</text:span></text:p>
      <text:p text:style-name="Preformatted_20_Text"><text:span text:style-name="T13">30 </text:span>NEXT I</text:p>
      <text:p text:style-name="Preformatted_20_Text"/>
      <text:p text:style-name="P30"><text:span text:style-name="T13">10 </text:span>FOR I = 1 TO 10.<text:span text:style-name="T18">5</text:span> STEP <text:span text:style-name="T18">0.5</text:span></text:p>
      <text:p text:style-name="P30"><text:span text:style-name="T13">20 </text:span>PRINT <text:span text:style-name="T18">I</text:span></text:p>
      <text:p text:style-name="P30"><text:span text:style-name="T13">30 </text:span>NEXT I</text:p>
      <text:p text:style-name="P30"/>
      <text:p text:style-name="P30"><text:span text:style-name="T13">10 </text:span>FOR I = 10 TO 1 STEP -1</text:p>
      <text:p text:style-name="Preformatted_20_Text"><text:span text:style-name="T13">20 </text:span>PRINT <text:span text:style-name="T18">I</text:span></text:p>
      <text:p text:style-name="Preformatted_20_Text"><text:span text:style-name="T13">30 </text:span>NEXT I</text:p>
      <text:p text:style-name="Text_20_body"/>
      <text:p text:style-name="Text_20_body">It is possible to change the value of the control value within the loop. You can write:</text:p>
      <text:p text:style-name="Preformatted_20_Text"><text:span text:style-name="T13">10 </text:span>FOR I = 1 TO 10</text:p>
      <text:p text:style-name="Preformatted_20_Text"><text:span text:style-name="T13">20 </text:span>PRINT A</text:p>
      <text:p text:style-name="Preformatted_20_Text"><text:span text:style-name="T13">30 </text:span>LET I = 2</text:p>
      <text:p text:style-name="Preformatted_20_Text"><text:span text:style-name="T13">40 </text:span>NEXT I</text:p>
      <text:p text:style-name="Text_20_body"/>
      <text:p text:style-name="Text_20_body">This will lock the program into a permanent loop, as the value of I will never reach 10.</text:p>
      <text:h text:style-name="Heading_20_3" text:outline-level="3"><text:soft-page-break/>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3">10 </text:span>PRINT</text:p>
      <text:p text:style-name="Preformatted_20_Text"><text:span text:style-name="T13">20 </text:span>PRINT A</text:p>
      <text:p text:style-name="Preformatted_20_Text"><text:span text:style-name="T13">30 </text:span>PRINT A,B</text:p>
      <text:p text:style-name="Preformatted_20_Text"><text:span text:style-name="T13">40 </text:span>PRINT "Output"</text:p>
      <text:p text:style-name="Preformatted_20_Text"><text:span text:style-name="T13">50 </text:span>PRINT "Results:", R1</text:p>
      <text:p text:style-name="Preformatted_20_Text"><text:span text:style-name="T1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3">10 </text:span>PRINT "Processing...";</text:p>
      <text:p text:style-name="Text_20_body"/>
      <text:p text:style-name="Text_20_body">... other statements that generate no output</text:p>
      <text:p text:style-name="Preformatted_20_Text"><text:span text:style-name="T13">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text:soft-page-break/>Syntax:<text:tab/>GO TO line number</text:p>
      <text:p text:style-name="P5">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2">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text:soft-page-break/></text:p>
      <text:p text:style-name="P3">Notice that the number of values in a READ statement do not have to match the number of values in DATA statements. <text:span text:style-name="T7">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Text_20_body"/>
      <text:h text:style-name="P59" text:outline-level="2">Functions</text:h>
      <text:p text:style-name="P22">Functions may be used in numeric expressions.</text:p>
      <table:table table:name="Table5" table:style-name="Table5">
        <table:table-column table:style-name="Table5.A"/>
        <table:table-column table:style-name="Table5.B"/>
        <table:table-row>
          <table:table-cell table:style-name="Table5.A1" office:value-type="string">
            <text:p text:style-name="P20">Function</text:p>
          </table:table-cell>
          <table:table-cell table:style-name="Table5.B1" office:value-type="string">
            <text:p text:style-name="P20">Result</text:p>
          </table:table-cell>
        </table:table-row>
        <table:table-row>
          <table:table-cell table:style-name="Table5.A2" office:value-type="string">
            <text:p text:style-name="Standard">INT<text:span text:style-name="T8">(x)</text:span></text:p>
          </table:table-cell>
          <table:table-cell table:style-name="Table5.B2" office:value-type="string">
            <text:p text:style-name="P34">Return the integer part of a numeric value.</text:p>
          </table:table-cell>
        </table:table-row>
        <table:table-row>
          <table:table-cell table:style-name="Table5.A2" office:value-type="string">
            <text:p text:style-name="Standard">RND<text:span text:style-name="T8">(x)</text:span></text:p>
          </table:table-cell>
          <table:table-cell table:style-name="Table5.B2" office:value-type="string">
            <text:p text:style-name="P34">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23">RND()</text:p>
          </table:table-cell>
          <table:table-cell table:style-name="Table5.B2" office:value-type="string">
            <text:p text:style-name="P23">Equivalent to RND(100).</text:p>
          </table:table-cell>
        </table:table-row>
        <table:table-row>
          <table:table-cell table:style-name="Table5.A2" office:value-type="string">
            <text:p text:style-name="P41">EXP(x)</text:p>
          </table:table-cell>
          <table:table-cell table:style-name="Table5.B2" office:value-type="string">
            <text:p text:style-name="Text_20_body"><text:span text:style-name="T10">Computes e</text:span><text:span text:style-name="T11">x</text:span><text:span text:style-name="T8">.</text:span></text:p>
          </table:table-cell>
        </table:table-row>
        <table:table-row>
          <table:table-cell table:style-name="Table5.A2" office:value-type="string">
            <text:p text:style-name="P41">LOG(x)</text:p>
          </table:table-cell>
          <table:table-cell table:style-name="Table5.B2" office:value-type="string">
            <text:p text:style-name="P42">Computes the natural log of x. A value of zero or a negative value will cause an error.</text:p>
          </table:table-cell>
        </table:table-row>
        <table:table-row>
          <table:table-cell table:style-name="Table5.A2" office:value-type="string">
            <text:p text:style-name="P43">ABS(x)</text:p>
          </table:table-cell>
          <table:table-cell table:style-name="Table5.B2" office:value-type="string">
            <text:p text:style-name="P42">Computes the absolute value of x.</text:p>
          </table:table-cell>
        </table:table-row>
        <table:table-row>
          <table:table-cell table:style-name="Table5.A2" office:value-type="string">
            <text:p text:style-name="P43">SQR(x)</text:p>
          </table:table-cell>
          <table:table-cell table:style-name="Table5.B2" office:value-type="string">
            <text:p text:style-name="P42">Computes the square root of x. A negative value will cause an error.</text:p>
          </table:table-cell>
        </table:table-row>
        <table:table-row>
          <table:table-cell table:style-name="Table5.A2" office:value-type="string">
            <text:p text:style-name="P43">SIN(x)</text:p>
          </table:table-cell>
          <table:table-cell table:style-name="Table5.B2" office:value-type="string">
            <text:p text:style-name="P42">Computes the sine of x, where x is in radians.</text:p>
          </table:table-cell>
        </table:table-row>
        <table:table-row>
          <table:table-cell table:style-name="Table5.A2" office:value-type="string">
            <text:p text:style-name="P36">COS(x)</text:p>
          </table:table-cell>
          <table:table-cell table:style-name="Table5.B2" office:value-type="string">
            <text:p text:style-name="P36">Computes the cosine of x, where x is in radians.</text:p>
          </table:table-cell>
        </table:table-row>
      </table:table>
      <text:h text:style-name="P60" text:outline-level="2">Editing programs</text:h>
      <text:p text:style-name="Text_20_body">Programs may be edited externally and loaded with the LOAD command, and they may be entered <text:soft-page-break/>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subscripts for variables and the DIM statement</text:p>
      <text:p text:style-name="Standard"/>
      <text:p text:style-name="P24">Implement functions TAN(), ATN(), SGN()</text:p>
      <text:h text:style-name="Heading_20_2" text:outline-level="2">Alkaline – a twist on BASIC</text:h>
      <text:p text:style-name="P26">Writing the BASIC-1965 interpreter has given me insights into the BASIC language. Always willing to make improvements, I have several ideas for a newer, better BASIC language.</text:p>
      <text:p text:style-name="P26"/>
      <text:p text:style-name="P27">Alkaline keeps the flavor of BASIC while making several changes. Some might argue that Alkaline is not BASIC – and they are correct. It is different from BASIC and defferent enough that I picked a different name.</text:p>
      <text:h text:style-name="P51" text:outline-level="3">Service-oriented</text:h>
      <text:p text:style-name="P23">Alkaline is designed to drive web services, handling incoming requests and providing responses.</text:p>
      <text:h text:style-name="P52" text:outline-level="3">No <text:span text:style-name="T20">interactive mode</text:span></text:h>
      <text:p text:style-name="P23">No NEW, LOAD, LIST, SAVE, RUN, or TRACE commands.</text:p>
      <text:h text:style-name="P51" text:outline-level="3"><text:soft-page-break/>More precision</text:h>
      <text:p text:style-name="P23">Alkaline uses Ruby's full precision for variable values.</text:p>
      <text:h text:style-name="P53" text:outline-level="3">Initial variables</text:h>
      <text:p text:style-name="P15"><text:span text:style-name="T20">Variables may be assigned </text:span>values before the program runs.</text:p>
      <text:h text:style-name="P54" text:outline-level="3">Subscripts</text:h>
      <text:p text:style-name="P13">Variables may have any number of subscripts with indexes of any integer values (positive or negative).</text:p>
      <text:p text:style-name="P13">Variables may exist in multiple forms: not subscripted, subscripted with one index, or subscripted with two indices, etc. Each form is distinct and can co-exist with other forms. (So you can have A, A(2), A(2,0), and A(1,2,3) as distinct variables.)</text:p>
      <text:h text:style-name="P52" text:outline-level="3">No <text:span text:style-name="T20">DIM</text:span> statement</text:h>
      <text:p text:style-name="P23">With the allowance of any number of subscripts and any integer value for subscripts, the DIM statement is not necessary. (Which means that a mis-typed command may run but do something other than you expect.)</text:p>
      <text:h text:style-name="P52" text:outline-level="3">No INPUT statement</text:h>
      <text:p text:style-name="P15">Alkaline is designed for web services, with no interaction with the user. Thus, data can be supplied via DATA statements but not acquired via INPUT statements.</text:p>
      <text:h text:style-name="Heading_20_3" text:outline-level="3">NEXT statement</text:h>
      <text:p text:style-name="P26">Don't use a control variable. Instead, remember the most recent FOR statement. <text:span text:style-name="T15">Something like:</text:span></text:p>
      <text:p text:style-name="P26"/>
      <text:p text:style-name="Preformatted_20_Text">10 FOR I = 1 TO 10</text:p>
      <text:p text:style-name="Preformatted_20_Text">20 FOR J = 1 TO 5</text:p>
      <text:p text:style-name="Preformatted_20_Text">30 PRINT I*J</text:p>
      <text:p text:style-name="P28">40 NEXT</text:p>
      <text:p text:style-name="P28">50 NEXT</text:p>
      <text:p text:style-name="Preformatted_20_Text">99 END</text:p>
      <text:p text:style-name="Preformatted_20_Text"/>
      <text:h text:style-name="P55" text:outline-level="3">DATA statements</text:h>
      <text:p text:style-name="P12">Execute DATA statements in-line (as regular statements) and not as the program starts. (This is the way BASIC-1965 executes DATA statements now.)</text:p>
      <text:h text:style-name="Heading_20_3" text:outline-level="3">IF/ELSE/ENDIF statements</text:h>
      <text:p text:style-name="P26">Create a new set of statements for IF, ELSE, and ENDIF. Something like:</text:p>
      <text:p text:style-name="P26"/>
      <text:p text:style-name="Preformatted_20_Text">10 LET A=10</text:p>
      <text:p text:style-name="P28">20 IF A &gt; 20</text:p>
      <text:p text:style-name="Preformatted_20_Text">30 PRINT "A is large"</text:p>
      <text:p text:style-name="P28">40 ELSE</text:p>
      <text:p text:style-name="Preformatted_20_Text">50 PRINT "A is small"</text:p>
      <text:p text:style-name="P28">60 ENDIF</text:p>
      <text:p text:style-name="Preformatted_20_Text">99 END</text:p>
      <text:p text:style-name="Preformatted_20_Text"/>
      <text:h text:style-name="Heading_20_3" text:outline-level="3"><text:soft-page-break/>WHILE/WEND statements</text:h>
      <text:p text:style-name="P26">Create a new set of statements for WHILE and WEND. Something like:</text:p>
      <text:p text:style-name="P26"/>
      <text:p text:style-name="Preformatted_20_Text">10 LET A=10</text:p>
      <text:p text:style-name="P28">20 WHILE A &gt; 0</text:p>
      <text:p text:style-name="Preformatted_20_Text">30 PRINT A</text:p>
      <text:p text:style-name="Preformatted_20_Text">40 LET A=A-1</text:p>
      <text:p text:style-name="P28">50 WEND</text:p>
      <text:p text:style-name="Preformatted_20_Text">60 PRINT "Done"</text:p>
      <text:p text:style-name="Preformatted_20_Text">99 END</text:p>
      <text:p text:style-name="Preformatted_20_Tex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0M54S</meta:editing-duration>
    <meta:editing-cycles>22</meta:editing-cycles>
    <meta:generator>LibreOffice/4.4.2.2$Linux_x86 LibreOffice_project/40m0$Build-2</meta:generator>
    <dc:date>2015-05-16T21:33:46.185550009</dc:date>
    <meta:document-statistic meta:table-count="5" meta:image-count="0" meta:object-count="0" meta:page-count="12" meta:paragraph-count="345" meta:word-count="2850" meta:character-count="16192" meta:non-whitespace-character-count="13686"/>
    <meta:user-defined meta:name="Info 1"/>
    <meta:user-defined meta:name="Info 2"/>
    <meta:user-defined meta:name="Info 3"/>
    <meta:user-defined meta:name="Info 4"/>
  </office:meta>
</office:document-meta>
</file>